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875in"/>
    </style:style>
    <style:style style:name="Table1.B" style:family="table-column">
      <style:table-column-properties style:column-width="5.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B" style:family="table-column">
      <style:table-column-properties style:column-width="5.822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2.25in"/>
    </style:style>
    <style:style style:name="Table3.B" style:family="table-column">
      <style:table-column-properties style:column-width="4.4479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nl" fo:country="NL" officeooo:rsid="00177ab8" officeooo:paragraph-rsid="00177ab8"/>
    </style:style>
    <style:style style:name="P2" style:family="paragraph" style:parent-style-name="Text_20_body">
      <style:text-properties fo:language="nl" fo:country="NL" officeooo:paragraph-rsid="0019727d"/>
    </style:style>
    <style:style style:name="P3" style:family="paragraph" style:parent-style-name="Text_20_body">
      <style:text-properties fo:language="nl" fo:country="NL" officeooo:rsid="0019727d" officeooo:paragraph-rsid="0019727d"/>
    </style:style>
    <style:style style:name="P4" style:family="paragraph" style:parent-style-name="Text_20_body">
      <style:text-properties fo:language="nl" fo:country="NL" officeooo:rsid="001bb35a" officeooo:paragraph-rsid="001bb35a"/>
    </style:style>
    <style:style style:name="P5" style:family="paragraph" style:parent-style-name="Text_20_body">
      <style:text-properties officeooo:rsid="001c7347" officeooo:paragraph-rsid="001c7347"/>
    </style:style>
    <style:style style:name="P6" style:family="paragraph" style:parent-style-name="Text_20_body">
      <style:paragraph-properties fo:break-before="page"/>
      <style:text-properties fo:language="nl" fo:country="NL" officeooo:rsid="00177ab8" officeooo:paragraph-rsid="00177ab8"/>
    </style:style>
    <style:style style:name="P7" style:family="paragraph" style:parent-style-name="Title">
      <style:text-properties fo:language="nl" fo:country="NL" officeooo:rsid="00177ab8" officeooo:paragraph-rsid="00177ab8"/>
    </style:style>
    <style:style style:name="P8" style:family="paragraph" style:parent-style-name="Subtitle">
      <style:text-properties fo:language="nl" fo:country="NL" officeooo:rsid="00177ab8" officeooo:paragraph-rsid="00177ab8"/>
    </style:style>
    <style:style style:name="P9" style:family="paragraph" style:parent-style-name="Heading_20_1">
      <style:paragraph-properties fo:break-before="page"/>
      <style:text-properties fo:language="nl" fo:country="NL" officeooo:rsid="00177ab8" officeooo:paragraph-rsid="00177ab8"/>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Heading_20_2">
      <style:text-properties fo:language="nl" fo:country="NL" officeooo:rsid="0019727d" officeooo:paragraph-rsid="0019727d"/>
    </style:style>
    <style:style style:name="P13" style:family="paragraph" style:parent-style-name="Heading_20_2">
      <style:text-properties fo:language="en" fo:country="US" officeooo:rsid="0019727d" officeooo:paragraph-rsid="0019727d"/>
    </style:style>
    <style:style style:name="P14" style:family="paragraph" style:parent-style-name="Heading_20_2">
      <style:text-properties officeooo:rsid="001c7347" officeooo:paragraph-rsid="001c7347"/>
    </style:style>
    <style:style style:name="P15" style:family="paragraph" style:parent-style-name="Heading_20_3">
      <style:text-properties fo:language="en" fo:country="US" officeooo:rsid="0019727d" officeooo:paragraph-rsid="0019727d"/>
    </style:style>
    <style:style style:name="P16" style:family="paragraph" style:parent-style-name="Table_20_Contents">
      <style:paragraph-properties fo:text-align="center" style:justify-single-word="false"/>
      <style:text-properties fo:language="nl" fo:country="NL" officeooo:rsid="0019727d" officeooo:paragraph-rsid="0019727d"/>
    </style:style>
    <style:style style:name="P17" style:family="paragraph" style:parent-style-name="Table_20_Contents">
      <style:text-properties fo:language="en" fo:country="US"/>
    </style:style>
    <style:style style:name="P18" style:family="paragraph" style:parent-style-name="Table_20_Contents">
      <style:text-properties officeooo:rsid="001c7347" officeooo:paragraph-rsid="001c7347"/>
    </style:style>
    <style:style style:name="P19" style:family="paragraph" style:parent-style-name="Table_20_Contents">
      <style:text-properties officeooo:rsid="001d8b50" officeooo:paragraph-rsid="001d8b50"/>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b609f"/>
    </style:style>
    <style:style style:name="T2" style:family="text">
      <style:text-properties officeooo:rsid="001bb35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ssignment 5 – MCU</text:p>
      <text:p text:style-name="P8">Pim van de Vliet</text:p>
      <text:p text:style-name="P8">Elijah Almeida Coimbra</text:p>
      <text:p text:style-name="P1"/>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105_3293473238" text:style-name="Index_20_Link" text:visited-style-name="Index_20_Link">Onderzoek<text:tab/>3</text:a></text:p>
          <text:p text:style-name="P11"><text:a xlink:type="simple" xlink:href="#__RefHeading___Toc211_3293473238" text:style-name="Index_20_Link" text:visited-style-name="Index_20_Link">Requirements analyse<text:tab/>3</text:a></text:p>
          <text:p text:style-name="P20"><text:a xlink:type="simple" xlink:href="#__RefHeading___Toc213_3293473238" text:style-name="Index_20_Link" text:visited-style-name="Index_20_Link">Functional<text:tab/>3</text:a></text:p>
          <text:p text:style-name="P20"><text:a xlink:type="simple" xlink:href="#__RefHeading___Toc215_3293473238" text:style-name="Index_20_Link" text:visited-style-name="Index_20_Link">Non-Functional<text:tab/>3</text:a></text:p>
          <text:p text:style-name="P11"><text:a xlink:type="simple" xlink:href="#__RefHeading___Toc113_508030390" text:style-name="Index_20_Link" text:visited-style-name="Index_20_Link">Expert Interview<text:tab/>3</text:a></text:p>
        </text:index-body>
      </text:table-of-content>
      <text:p text:style-name="P1"/>
      <text:h text:style-name="P9" text:outline-level="1"><text:bookmark-start text:name="__RefHeading___Toc105_3293473238"/>Onderzoek<text:bookmark-end text:name="__RefHeading___Toc105_3293473238"/></text:h>
      <text:h text:style-name="P13" text:outline-level="2"><text:bookmark-start text:name="__RefHeading___Toc211_3293473238"/>Requirements <text:span text:style-name="T2">analyse</text:span><text:bookmark-end text:name="__RefHeading___Toc211_3293473238"/></text:h>
      <text:h text:style-name="P15" text:outline-level="3"><text:bookmark-start text:name="__RefHeading___Toc213_3293473238"/>Functional<text:bookmark-end text:name="__RefHeading___Toc213_3293473238"/></text:h>
      <table:table table:name="Table1" table:style-name="Table1">
        <table:table-column table:style-name="Table1.A"/>
        <table:table-column table:style-name="Table1.B"/>
        <table:table-row>
          <table:table-cell table:style-name="Table1.A1" office:value-type="string">
            <text:p text:style-name="P16">M</text:p>
          </table:table-cell>
          <table:table-cell table:style-name="Table1.B1" office:value-type="string">
            <text:p text:style-name="P17">A short press on B0 must turn on LED0</text:p>
          </table:table-cell>
        </table:table-row>
        <table:table-row>
          <table:table-cell table:style-name="Table1.A2" office:value-type="string">
            <text:p text:style-name="P16">M</text:p>
          </table:table-cell>
          <table:table-cell table:style-name="Table1.B2" office:value-type="string">
            <text:p text:style-name="P17">A short press on B1 must turn on LED1</text:p>
          </table:table-cell>
        </table:table-row>
        <table:table-row>
          <table:table-cell table:style-name="Table1.A2" office:value-type="string">
            <text:p text:style-name="P16">M</text:p>
          </table:table-cell>
          <table:table-cell table:style-name="Table1.B2" office:value-type="string">
            <text:p text:style-name="P17">A long press on B0 must turn off LED0</text:p>
          </table:table-cell>
        </table:table-row>
        <table:table-row>
          <table:table-cell table:style-name="Table1.A2" office:value-type="string">
            <text:p text:style-name="P16">M</text:p>
          </table:table-cell>
          <table:table-cell table:style-name="Table1.B2" office:value-type="string">
            <text:p text:style-name="P17">A long press on B1 must turn off LED1</text:p>
          </table:table-cell>
        </table:table-row>
        <table:table-row>
          <table:table-cell table:style-name="Table1.A2" office:value-type="string">
            <text:p text:style-name="P16">M</text:p>
          </table:table-cell>
          <table:table-cell table:style-name="Table1.B2" office:value-type="string">
            <text:p text:style-name="P17">A press shorter than a short press must be ignored</text:p>
          </table:table-cell>
        </table:table-row>
      </table:table>
      <text:h text:style-name="P15" text:outline-level="3"><text:bookmark-start text:name="__RefHeading___Toc215_3293473238"/>Non-Functional<text:bookmark-end text:name="__RefHeading___Toc215_3293473238"/></text:h>
      <table:table table:name="Table2" table:style-name="Table2">
        <table:table-column table:style-name="Table2.A"/>
        <table:table-column table:style-name="Table2.B"/>
        <table:table-row>
          <table:table-cell table:style-name="Table2.A1" office:value-type="string">
            <text:p text:style-name="P16">M</text:p>
          </table:table-cell>
          <table:table-cell table:style-name="Table2.B1" office:value-type="string">
            <text:p text:style-name="P17">The MCP must function properly with buttons with a bouncing time of less than 20 ms.</text:p>
          </table:table-cell>
        </table:table-row>
        <table:table-row>
          <table:table-cell table:style-name="Table2.A2" office:value-type="string">
            <text:p text:style-name="P16">M</text:p>
          </table:table-cell>
          <table:table-cell table:style-name="Table2.B2" office:value-type="string">
            <text:p text:style-name="P17">Button presses must never be missed i.e. detecting button presses must be done without polling.</text:p>
          </table:table-cell>
        </table:table-row>
        <table:table-row>
          <table:table-cell table:style-name="Table2.A2" office:value-type="string">
            <text:p text:style-name="P16">S</text:p>
          </table:table-cell>
          <table:table-cell table:style-name="Table2.B2" office:value-type="string">
            <text:p text:style-name="P17">When no button is pressed, the power consumption of the MCP must be minimal.</text:p>
          </table:table-cell>
        </table:table-row>
      </table:table>
      <text:p text:style-name="P2"/>
      <text:p text:style-name="P4">Dit zijn de requirements waar de opdracht aan moet voldoen (met prioriteiten). Aangezien deze al expliciet zijn gegeven, gaan we er gewoon mee verder.</text:p>
      <text:h text:style-name="P12" text:outline-level="2"><text:bookmark-start text:name="__RefHeading___Toc113_508030390"/>Expert Interview<text:bookmark-end text:name="__RefHeading___Toc113_508030390"/></text:h>
      <text:p text:style-name="P3">We <text:span text:style-name="T1">hebben naar de requirements gekeken voor de opdracht en we wilden eerst een simpel programma schrijven die dit deed. Na beter naar de requirements kijken, beseften we dat we ook een state diagram moesten maken. Dit deed ons nadenken over het design van het programma.</text:span></text:p>
      <text:p text:style-name="P4">We hebben Lake Lakeman op de gang gevonden om dit te vragen. Hij zei dat het beter was om het programma als een state machine te schrijven (zoals we in de vorige opdracht hebben gedaan). Hij zei dat dit beter te onderhouden is en veel duidelijker. Hij zei: “Ook al heb je 2 states, maak er een state machine van”. Hij gaf als voorbeeld dat hij bedrijven kenden die eerst state gedrag implementeerden met hier en daar variabelen gestrooid. De leider zei dan uiteindelijk dat hij er genoeg aan had en dat het een state machine moest worden.</text:p>
      <text:p text:style-name="P4">Na dit gesprek lijkt het ons dus ook handig om een state machine te maken (net als de vorige opdracht).</text:p>
      <text:h text:style-name="P14" text:outline-level="2">Events</text:h>
      <table:table table:name="Table3" table:style-name="Table3">
        <table:table-column table:style-name="Table3.A"/>
        <table:table-column table:style-name="Table3.B"/>
        <table:table-row>
          <table:table-cell table:style-name="Table3.A1" office:value-type="string">
            <text:p text:style-name="P18">Events</text:p>
          </table:table-cell>
          <table:table-cell table:style-name="Table3.B1" office:value-type="string">
            <text:p text:style-name="P18">Beschrijving</text:p>
          </table:table-cell>
        </table:table-row>
        <table:table-row>
          <table:table-cell table:style-name="Table3.A5" office:value-type="string">
            <text:p text:style-name="P18">BUTTON0_PRESSED</text:p>
          </table:table-cell>
          <table:table-cell table:style-name="Table3.B5" office:value-type="string">
            <text:p text:style-name="P19">B0 is ingedrukt gedurende ...</text:p>
          </table:table-cell>
        </table:table-row>
        <table:table-row>
          <table:table-cell table:style-name="Table3.A5" office:value-type="string">
            <text:p text:style-name="P18">BUTTON1_PRESSED</text:p>
          </table:table-cell>
          <table:table-cell table:style-name="Table3.B5" office:value-type="string">
            <text:p text:style-name="P19">B1 is ingedrukt gedurende ...</text:p>
          </table:table-cell>
        </table:table-row>
        <table:table-row>
          <table:table-cell table:style-name="Table3.A5" office:value-type="string">
            <text:p text:style-name="P18">BUTTON0_PRESSED_LONG</text:p>
          </table:table-cell>
          <table:table-cell table:style-name="Table3.B5" office:value-type="string">
            <text:p text:style-name="P19">B0 is ingedrukt gedurende ...</text:p>
          </table:table-cell>
        </table:table-row>
        <text:soft-page-break/>
        <table:table-row>
          <table:table-cell table:style-name="Table3.A5" office:value-type="string">
            <text:p text:style-name="P18">BUTTON1_PRESSED_LONG</text:p>
          </table:table-cell>
          <table:table-cell table:style-name="Table3.B5" office:value-type="string">
            <text:p text:style-name="P19">B1 is ingedrukt gedurende ...</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3:20:33.686544574</meta:creation-date>
    <dc:date>2019-11-06T15:28:48.908034327</dc:date>
    <meta:editing-duration>PT6M19S</meta:editing-duration>
    <meta:editing-cycles>2</meta:editing-cycles>
    <meta:generator>LibreOffice/6.0.7.3$Linux_X86_64 LibreOffice_project/00m0$Build-3</meta:generator>
    <meta:document-statistic meta:table-count="3" meta:image-count="0" meta:object-count="0" meta:page-count="4" meta:paragraph-count="45" meta:word-count="346" meta:character-count="1953" meta:non-whitespace-character-count="1651"/>
  </office:meta>
</office:document-meta>
</file>